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7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7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7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74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739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7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7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74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7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746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7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7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664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64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6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6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64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64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64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65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651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665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4296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ad4296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68cm" svg:y1="14.676cm" svg:x2="9.534cm" svg:y2="14.77cm">
            <text:p/>
          </draw:line>
          <draw:line draw:style-name="gr2" draw:text-style-name="P1" draw:layer="layout" svg:x1="11.126cm" svg:y1="15.246cm" svg:x2="11.092cm" svg:y2="15.34cm">
            <text:p/>
          </draw:line>
          <draw:line draw:style-name="gr3" draw:text-style-name="P1" draw:layer="layout" svg:x1="10.352cm" svg:y1="14.961cm" svg:x2="10.318cm" svg:y2="15.055cm">
            <text:p/>
          </draw:line>
          <draw:frame draw:style-name="gr4" draw:text-style-name="P3" draw:layer="layout" svg:width="0.502cm" svg:height="0.398cm" draw:transform="rotate (-0.348542251623268) translate (9.899cm 14.701cm)">
            <draw:text-box>
              <text:p text:style-name="P2"><text:span text:style-name="T1">¤</text:span></text:p>
            </draw:text-box>
          </draw:frame>
          <draw:frame draw:style-name="gr5" draw:text-style-name="P3" draw:layer="layout" svg:width="0.503cm" svg:height="0.398cm" draw:transform="rotate (-0.347320521146871) translate (10.751cm 15.018cm)">
            <draw:text-box>
              <text:p text:style-name="P2"><text:span text:style-name="T1">¤</text:span></text:p>
            </draw:text-box>
          </draw:frame>
          <draw:line draw:style-name="gr2" draw:text-style-name="P1" draw:layer="layout" svg:x1="10.333cm" svg:y1="14.999cm" svg:x2="10.489cm" svg:y2="14.57cm">
            <text:p/>
          </draw:line>
          <draw:line draw:style-name="gr6" draw:text-style-name="P1" draw:layer="layout" svg:x1="9.568cm" svg:y1="14.676cm" svg:x2="9.534cm" svg:y2="14.77cm">
            <text:p/>
          </draw:line>
          <draw:line draw:style-name="gr7" draw:text-style-name="P1" draw:layer="layout" svg:x1="11.126cm" svg:y1="15.246cm" svg:x2="11.092cm" svg:y2="15.34cm">
            <text:p/>
          </draw:line>
          <draw:line draw:style-name="gr8" draw:text-style-name="P1" draw:layer="layout" svg:x1="10.352cm" svg:y1="14.961cm" svg:x2="10.318cm" svg:y2="15.055cm">
            <text:p/>
          </draw:line>
          <draw:line draw:style-name="gr9" draw:text-style-name="P1" draw:layer="layout" svg:x1="10.056cm" svg:y1="15.778cm" svg:x2="10.74cm" svg:y2="13.898cm">
            <text:p/>
          </draw:line>
          <draw:rect draw:style-name="gr10" draw:text-style-name="P4" draw:layer="layout" svg:width="0.205cm" svg:height="0.204cm" draw:transform="skewX (-0.0195476876223365) rotate (-0.351683844276857) translate (10.407cm 14.828cm)">
            <text:p/>
          </draw:rect>
          <draw:line draw:style-name="gr11" draw:text-style-name="P1" draw:layer="layout" svg:x1="9.568cm" svg:y1="14.676cm" svg:x2="9.534cm" svg:y2="14.77cm">
            <text:p/>
          </draw:line>
          <draw:line draw:style-name="gr12" draw:text-style-name="P1" draw:layer="layout" svg:x1="11.126cm" svg:y1="15.246cm" svg:x2="11.092cm" svg:y2="15.34cm">
            <text:p/>
          </draw:line>
          <draw:frame draw:style-name="gr13" draw:text-style-name="P5" draw:layer="layout" svg:width="0.5cm" svg:height="0.38cm" svg:x="11.046cm" svg:y="14.925cm">
            <draw:text-box>
              <text:p text:style-name="P2"><text:span text:style-name="T2">S</text:span></text:p>
            </draw:text-box>
          </draw:frame>
          <draw:line draw:style-name="gr14" draw:text-style-name="P1" draw:layer="layout" svg:x1="10.352cm" svg:y1="14.961cm" svg:x2="10.318cm" svg:y2="15.055cm">
            <text:p/>
          </draw:line>
          <draw:line draw:style-name="gr15" draw:text-style-name="P1" draw:layer="layout" svg:x1="10.333cm" svg:y1="14.999cm" svg:x2="10.489cm" svg:y2="14.57cm">
            <text:p/>
          </draw:line>
          <draw:line draw:style-name="gr16" draw:text-style-name="P1" draw:layer="layout" svg:x1="11.116cm" svg:y1="15.297cm" svg:x2="9.518cm" svg:y2="14.715cm">
            <text:p/>
          </draw:line>
          <draw:line draw:style-name="gr17" draw:text-style-name="P1" draw:layer="layout" svg:x1="9.568cm" svg:y1="14.676cm" svg:x2="9.534cm" svg:y2="14.77cm">
            <text:p/>
          </draw:line>
          <draw:line draw:style-name="gr18" draw:text-style-name="P1" draw:layer="layout" svg:x1="11.126cm" svg:y1="15.246cm" svg:x2="11.092cm" svg:y2="15.34cm">
            <text:p/>
          </draw:line>
          <draw:line draw:style-name="gr19" draw:text-style-name="P1" draw:layer="layout" svg:x1="10.352cm" svg:y1="14.961cm" svg:x2="10.318cm" svg:y2="15.055cm">
            <text:p/>
          </draw:line>
          <draw:line draw:style-name="gr20" draw:text-style-name="P1" draw:layer="layout" svg:x1="10.056cm" svg:y1="15.778cm" svg:x2="10.74cm" svg:y2="13.898cm">
            <text:p/>
          </draw:line>
          <draw:rect draw:style-name="gr21" draw:text-style-name="P4" draw:layer="layout" svg:width="0.205cm" svg:height="0.204cm" draw:transform="skewX (-0.0195476876223365) rotate (-0.351683844276857) translate (10.407cm 14.828cm)">
            <text:p/>
          </draw:rect>
          <draw:frame draw:style-name="gr22" draw:text-style-name="P5" draw:layer="layout" svg:width="0.5cm" svg:height="0.38cm" svg:x="9.47cm" svg:y="14.352cm">
            <draw:text-box>
              <text:p text:style-name="P2"><text:span text:style-name="T2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643" draw:display-name="Dashed (var) 6643" draw:style="rect" draw:dots1="1" draw:dots1-length="0.006cm" draw:dots2="1" draw:dots2-length="0.006cm" draw:distance="0.006cm"/>
    <draw:stroke-dash draw:name="Dashed_20__28_var_29__20_6644" draw:display-name="Dashed (var) 6644" draw:style="rect" draw:dots1="1" draw:dots1-length="0.006cm" draw:dots2="1" draw:dots2-length="0.006cm" draw:distance="0.006cm"/>
    <draw:stroke-dash draw:name="Dashed_20__28_var_29__20_6645" draw:display-name="Dashed (var) 6645" draw:style="rect" draw:dots1="1" draw:dots1-length="0.006cm" draw:dots2="1" draw:dots2-length="0.006cm" draw:distance="0.006cm"/>
    <draw:stroke-dash draw:name="Dashed_20__28_var_29__20_6646" draw:display-name="Dashed (var) 6646" draw:style="rect" draw:dots1="1" draw:dots1-length="0.006cm" draw:dots2="1" draw:dots2-length="0.006cm" draw:distance="0.006cm"/>
    <draw:stroke-dash draw:name="Dashed_20__28_var_29__20_6647" draw:display-name="Dashed (var) 6647" draw:style="rect" draw:dots1="1" draw:dots1-length="0.006cm" draw:dots2="1" draw:dots2-length="0.006cm" draw:distance="0.006cm"/>
    <draw:stroke-dash draw:name="Dashed_20__28_var_29__20_6648" draw:display-name="Dashed (var) 6648" draw:style="rect" draw:dots1="1" draw:dots1-length="0.006cm" draw:dots2="1" draw:dots2-length="0.006cm" draw:distance="0.006cm"/>
    <draw:stroke-dash draw:name="Dashed_20__28_var_29__20_6649" draw:display-name="Dashed (var) 6649" draw:style="rect" draw:dots1="1" draw:dots1-length="0.006cm" draw:dots2="1" draw:dots2-length="0.006cm" draw:distance="0.006cm"/>
    <draw:stroke-dash draw:name="Dashed_20__28_var_29__20_6650" draw:display-name="Dashed (var) 6650" draw:style="rect" draw:dots1="1" draw:dots1-length="0.006cm" draw:dots2="1" draw:dots2-length="0.006cm" draw:distance="0.006cm"/>
    <draw:stroke-dash draw:name="Dashed_20__28_var_29__20_6651" draw:display-name="Dashed (var) 6651" draw:style="rect" draw:dots1="1" draw:dots1-length="0.006cm" draw:dots2="1" draw:dots2-length="0.006cm" draw:distance="0.006cm"/>
    <draw:stroke-dash draw:name="Dashed_20__28_var_29__20_6652" draw:display-name="Dashed (var) 6652" draw:style="rect" draw:dots1="1" draw:dots1-length="0.006cm" draw:dots2="1" draw:dots2-length="0.006cm" draw:distance="0.006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2:51.877108320</meta:creation-date>
    <dc:date>2018-02-09T12:23:14.641308392</dc:date>
    <meta:editing-duration>PT23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